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2000001E1E89398EA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0139b" officeooo:paragraph-rsid="0000139b"/>
    </style:style>
    <style:style style:name="P2" style:family="paragraph" style:parent-style-name="Standard">
      <style:paragraph-properties fo:text-align="start" style:justify-single-word="false"/>
      <style:text-properties officeooo:rsid="0000139b" officeooo:paragraph-rsid="0000139b"/>
    </style:style>
    <style:style style:name="P3" style:family="paragraph" style:parent-style-name="Standard">
      <style:paragraph-properties fo:text-align="center" style:justify-single-word="false"/>
      <style:text-properties fo:font-size="36pt" officeooo:rsid="0000139b" officeooo:paragraph-rsid="0000139b" style:font-size-asian="36pt" style:font-size-complex="36pt"/>
    </style:style>
    <style:style style:name="P4" style:family="paragraph" style:parent-style-name="Standard">
      <style:paragraph-properties fo:text-align="start" style:justify-single-word="false"/>
      <style:text-properties fo:font-size="16pt" officeooo:rsid="0000139b" officeooo:paragraph-rsid="0000139b" style:font-size-asian="16pt" style:font-size-complex="16pt"/>
    </style:style>
    <style:style style:name="P5" style:family="paragraph" style:parent-style-name="Footer">
      <style:text-properties officeooo:rsid="00020ca4" officeooo:paragraph-rsid="00020ca4"/>
    </style:style>
    <style:style style:name="T1" style:family="text">
      <style:text-properties style:text-position="super 58%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GELIOT Quentin</text:p>
      <text:p text:style-name="P4">RAKOTONDRAMASY Tendry</text:p>
      <text:p text:style-name="P4">1<text:span text:style-name="T1">ère</text:span> année Informatiqu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3">Travaux pratiques évalués :</text:span> <text:span text:style-name="T4">Bases de l'algorithmique</text:span></text:p>
      <text:p text:style-name="P3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"><text:span text:style-name="T2">Module de traitement d'image</text:span>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20ca4" officeooo:paragraph-rsid="00020ca4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Image1" text:anchor-type="paragraph" svg:x="-1.639cm" svg:y="-0.467cm" svg:width="4.572cm" svg:height="2.72cm" draw:z-index="1"><draw:image xlink:href="Pictures/1000000000000302000001E1E89398EA.jpg" xlink:type="simple" xlink:show="embed" xlink:actuate="onLoad"/></draw:frame><text:tab/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6M15S</meta:editing-duration>
    <meta:editing-cycles>13</meta:editing-cycles>
    <meta:generator>LibreOffice/4.3.2.2$Windows_x86 LibreOffice_project/edfb5295ba211bd31ad47d0bad0118690f76407d</meta:generator>
    <dc:date>2015-02-07T19:15:14.872000000</dc:date>
    <meta:document-statistic meta:table-count="1" meta:image-count="1" meta:object-count="0" meta:page-count="2" meta:paragraph-count="6" meta:word-count="19" meta:character-count="141" meta:non-whitespace-character-count="126"/>
    <meta:user-defined meta:name="Info 1"/>
    <meta:user-defined meta:name="Info 2"/>
    <meta:user-defined meta:name="Info 3"/>
    <meta:user-defined meta:name="Info 4"/>
  </office:meta>
</office:document-meta>
</file>